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1" svg:font-family="Helvetica"/>
    <style:font-face style:name="OpenSymbol" svg:font-family="OpenSymbol"/>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1pt" fo:letter-spacing="normal" fo:font-style="italic" style:text-underline-style="none" fo:font-weight="normal" style:letter-kerning="false" style:font-name-asian="Helvetica-Oblique" style:font-size-asian="11pt" style:font-style-asian="italic" style:font-weight-asian="normal" style:font-name-complex="Helvetica-Oblique" style:font-size-complex="11pt" style:font-style-complex="italic" style:font-weight-complex="normal"/>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P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28pt" fo:letter-spacing="normal" style:text-underline-style="none" fo:font-weight="bold" style:letter-kerning="false" style:font-name-asian="Helvetica-Bold" style:font-size-asian="28pt" style:font-weight-asian="bold" style:font-name-complex="Helvetica-Bold" style:font-size-complex="28pt" style:font-weight-complex="bold"/>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8pt" fo:letter-spacing="normal" fo:font-style="normal" style:text-underline-style="none" fo:font-weight="bold" style:letter-kerning="false" style:font-name-asian="Helvetica-Bold" style:font-size-asian="18pt" style:font-style-asian="normal" style:font-weight-asian="bold" style:font-name-complex="Helvetica-Bold" style:font-size-complex="18pt" style:font-style-complex="normal" style:font-weight-complex="bold"/>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2pt" fo:letter-spacing="normal" fo:font-style="normal" style:text-underline-style="none" fo:font-weight="bold" style:letter-kerning="false" style:font-name-asian="Helvetica-Bold" style:font-size-asian="12pt" style:font-style-asian="normal" style:font-weight-asian="bold" style:font-name-complex="Helvetica-Bold" style:font-size-complex="12pt" style:font-style-complex="normal" style:font-weight-complex="bold"/>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8pt" fo:letter-spacing="normal" fo:font-style="normal" style:text-underline-style="none" fo:font-weight="bold" style:letter-kerning="false" style:font-name-asian="Helvetica" style:font-size-asian="18pt" style:font-style-asian="normal" style:font-weight-asian="bold" style:font-name-complex="Helvetica" style:font-size-complex="18pt" style:font-style-complex="normal" style:font-weight-complex="bold"/>
    </style:style>
    <style:style style:name="P1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4" style:family="paragraph" style:parent-style-name="Standard" style:list-style-name="L2">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5" style:family="paragraph" style:parent-style-name="Standard" style:list-style-name="L3">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7" style:family="paragraph" style:parent-style-name="Standard" style:list-style-name="L4">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8" style:family="paragraph" style:parent-style-name="Standard" style:list-style-name="L5">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9" style:family="paragraph" style:parent-style-name="Standard" style:list-style-name="L6">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Standard">
      <style:paragraph-properties style:text-autospace="none"/>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1" style:family="paragraph" style:parent-style-name="Standard">
      <style:paragraph-properties style:text-autospace="none"/>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2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T2" style:family="text">
      <style:text-properties fo:color="#000000" style:text-outline="false" style:text-position="0% 100%" style:font-name="Helvetica-Oblique" fo:font-size="12pt" fo:letter-spacing="normal" fo:font-style="normal" style:text-underline-style="none" fo:font-weight="normal" style:letter-kerning="false" style:font-name-asian="Helvetica-Oblique" style:font-size-asian="12pt" style:font-style-asian="normal" style:font-weight-asian="normal" style:font-name-complex="Helvetica-Oblique" style:font-size-complex="12pt" style:font-style-complex="normal" style:font-weight-complex="normal"/>
    </style:style>
    <style:style style:name="T3"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4" style:family="text">
      <style:text-properties fo:color="#000000" style:text-outline="false" style:text-position="0% 100%" style:font-name="Helvetica" fo:font-size="12pt" fo:letter-spacing="normal" fo:font-style="normal" style:text-underline-style="none"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Helvetica" style:font-name-asian="Helvetica" style:font-name-complex="Helveti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untyHall, les mines du roi goblin</text:p>
      <text:p text:style-name="P1"/>
      <text:p text:style-name="P3">Règle du jeu</text:p>
      <text:p text:style-name="P3">Un jeu pour 1 à 4 trolls</text:p>
      <text:p text:style-name="P3">De JoPoy (86043) et Awrak (87436)</text:p>
      <text:p text:style-name="P3"/>
      <text:p text:style-name="P3"/>
      <text:p text:style-name="P2"/>
      <text:p text:style-name="P6">Introduction</text:p>
      <text:p text:style-name="P8">Abattez les monstres et collectionnez les trésors pour devenir la plus grande légende du hall.</text:p>
      <text:p text:style-name="P8"/>
      <text:p text:style-name="P8">Chaque joueur reçoit une feuille de personnage contenant 4 caractéristiques:</text:p>
      <text:p text:style-name="P8">L’attaque: la capacité des trolls à toucher des monstres.</text:p>
      <text:p text:style-name="P8">Les dégâts: la force de frappe des trolls.</text:p>
      <text:p text:style-name="P8">Les points de vie: le nombre de frappes que peut encaisser un troll.</text:p>
      <text:p text:style-name="P8">La vue: sa capacité à anticiper les événements à venir.</text:p>
      <text:p text:style-name="P8">De plus, les feuilles de personnage contiennent une progression d’expérience qui représente l’expérience gagnée en tuant des monstres.</text:p>
      <text:p text:style-name="P8">Enfin, chaque troll appartient à une race spécifique qui lui donne un certains nombres d’avantages. Savoir optimiser ses actions en fonction de ces avantages est la clé de la victoire.</text:p>
      <text:p text:style-name="P8">Pour s’améliorer, les trolls doivent acquérir de l’expérience en tuant des monstres.</text:p>
      <text:p text:style-name="P8">En plus de sa feuille de personnage, chaque joueur a devant lui une ou plusieurs cartes de monstres constituant son tableau, des cartes d’équipement et des compétences spéciales qu’il acquière au cours de la partie.</text:p>
      <text:p text:style-name="P8"/>
      <text:p text:style-name="P11">But du jeu</text:p>
      <text:p text:style-name="P8">Pour gagner la partie, il faut être le premier joueur à gagner un total de 96 px. Cela revient à effectuer avec le marqueur de px un tour complet sur la plateau central.</text:p>
      <text:p text:style-name="P8"/>
      <text:p text:style-name="P6">Mise en place</text:p>
      <text:p text:style-name="P8"/>
      <text:p text:style-name="P8">Faire deux tas, un tas avec les cartes trésors, un autre avec les cartes monstres et événements. L’ensemble des cartes monstres et événements est appelé « cartes action ».</text:p>
      <text:p text:style-name="P8"/>
      <text:p text:style-name="P9">Chaque joueur prend une feuille de personnage. Prendre un marqueur pour chaque caractéristique et le mettre sur le chiffre 3, sauf pour la caractéristique principale qui commence à 4. Prendre un marqueur pour les PX et le placer à côté de la ligne de px.</text:p>
      <text:p text:style-name="P9"/>
      <text:p text:style-name="P9">Prendre des cubes pour:</text:p>
      <text:p text:style-name="P9"><text:tab/>- Marquer les pv des monstres,</text:p>
      <text:p text:style-name="P9"><text:tab/>- Marquer les pv actuels du personnage</text:p>
      <text:p text:style-name="P9"><text:tab/>- Marquer les cibles hypnotisées</text:p>
      <text:p text:style-name="P9"><text:tab/>- Marquer les cibles flashées</text:p>
      <text:p text:style-name="P9"/>
      <text:p text:style-name="P9">Le Kastar prend le marqueur premier joueur</text:p>
      <text:p text:style-name="P9"/>
      <text:p text:style-name="P6">Phases de jeux</text:p>
      <text:p text:style-name="P8"/>
      <text:p text:style-name="P8">Chaque tour se déroule en 6 phases.</text:p>
      <text:p text:style-name="P8"/>
      <text:list xml:id="list3685573797964130906" text:style-name="L1">
        <text:list-item>
          <text:p text:style-name="P13">Activation</text:p>
        </text:list-item>
      </text:list>
      <text:p text:style-name="P8">Le but de cette phase est de refaire sa main à 6 cartes. Pour cela, chaque joueur:</text:p>
      <text:list xml:id="list4431034599140088536" text:style-name="L4">
        <text:list-item>
          <text:list>
            <text:list-item>
              <text:p text:style-name="P17"><text:soft-page-break/>pioche 6 cartes action,</text:p>
            </text:list-item>
          </text:list>
        </text:list-item>
      </text:list>
      <text:list xml:id="list3833983249158287152" text:style-name="L5">
        <text:list-item>
          <text:list>
            <text:list-item>
              <text:p text:style-name="P18">pioche des cartes bonus donnée par 1. le bonus de pioche de la vue 2. le bonus donné par l’elixir longue vue. Les cartes bonus peuvent être choisie parmi les cartes actions et trésor au choix du joueur,</text:p>
            </text:list-item>
          </text:list>
        </text:list-item>
      </text:list>
      <text:list xml:id="list6084281877651038875" text:style-name="L6">
        <text:list-item>
          <text:list>
            <text:list-item>
              <text:p text:style-name="P19">défausse enfin des cartes jusqu’à n’en avoir que 6,</text:p>
            </text:list-item>
            <text:list-item>
              <text:p text:style-name="P19">ramasse les cartes réservées du tour précédent.</text:p>
            </text:list-item>
          </text:list>
        </text:list-item>
      </text:list>
      <text:p text:style-name="P8"/>
      <text:p text:style-name="P8"/>
      <text:list xml:id="list4512277023158475315" text:style-name="L2">
        <text:list-item>
          <text:p text:style-name="P14">Phase événement</text:p>
        </text:list-item>
      </text:list>
      <text:p text:style-name="P8">Les événements du tour précédent sont défaussés. S'il y a des cartes monstres avec des jetons dessus, elles sont ajoutées aux tableaux des joueurs correspondant. Les cartes qui restent dans la zone <text:span text:style-name="T6">Tour 2</text:span> sont défaussées. Celles qui sont dans la zone <text:span text:style-name="T6">Tour 1 </text:span>sont déplacées dans la zone <text:span text:style-name="T6">Tour 2</text:span>.</text:p>
      <text:p text:style-name="P8">On retourne autant de cartes actions qu'il y a de joueurs et on ajoute à la zone <text:span text:style-name="T6">Tour 1</text:span>. Dans l’ordre du tour, chaque joueur choisit une carte. Si c'est un monstre, il pose un jeton dessus. Si c'est un événement, il l'ajoute à son tableau et retourne immédiatement une nouvelle carte action.</text:p>
      <text:p text:style-name="P8">On appelle la zone avec les cartes monstres commune le <text:span text:style-name="T5">tableau commun.</text:span></text:p>
      <text:p text:style-name="P8"/>
      <text:list xml:id="list1780536037872813562" text:style-name="L3">
        <text:list-item>
          <text:p text:style-name="P15">Phase Action</text:p>
        </text:list-item>
      </text:list>
      <text:p text:style-name="P8">Cette phase se décompose en 3 partie:</text:p>
      <text:p text:style-name="P8"><text:tab/>- Premier tour des monstres</text:p>
      <text:p text:style-name="P8"><text:tab/>- Tour du joueur</text:p>
      <text:p text:style-name="P8"><text:tab/>- Deuxième tour des monstres</text:p>
      <text:p text:style-name="P8">Avant leurs tours, les monstres régénèrent d’1PV.</text:p>
      <text:p text:style-name="P8">Avant leurs tours, les joueurs régénèrent, défaussent les potions et les pions FA, Hypno, RP et camou. Si le joueur a une carte événement posée devant lui, elle n’est pas défaussée.</text:p>
      <text:p text:style-name="P8">Les joueurs, à tour de rôle, jouent leurs cartes. La liste des actions est détaillées plus loin.</text:p>
      <text:p text:style-name="P8"/>
      <text:p text:style-name="P8">5. Améliorations</text:p>
      <text:p text:style-name="P8">Les PX sont dépensés en améliorations et en compétences.</text:p>
      <text:p text:style-name="P8"/>
      <text:p text:style-name="P6">Combat</text:p>
      <text:p text:style-name="P8"/>
      <text:p text:style-name="P8">Lors de la phase Action, les monstres et les joueurs se combattent. Les monstres qui ont le pouvoir spécial pétrification jouent pendant la 1ère phase des monstres. Si un monstre a le pouvoir spécial constriction, tous les monstres du tableau jouent avant le joueur.</text:p>
      <text:p text:style-name="P8"/>
      <text:p text:style-name="P8">À la fin de chaque tour des monstres, on calcul les dégâts reçu par le joueur. On fait pour cela la somme de tous les dégâts faits par les monstres, auxquels on enlève éventuellement l’armure du joueur. Chaque monstre n’attaque qu’une seul fois, soit en première, soit en deuxième phase. L’armure du joueur s’applique une fois à chaque phase.</text:p>
      <text:p text:style-name="P8"/>
      <text:p text:style-name="P8">Le joueur utilise un talent d’attaque. Il peut toucher une cible telle que l’attaque donnée par la compétence est strictement supérieure à l’esquive de la cible. La cible reçoit alors les dégâts infligés par la compétence. </text:p>
      <text:p text:style-name="P8">Règle du coup critique : Si l’attaque du joueur est supérieure à deux fois l’esquive de la cible, Les dégats sont majorés de 50%. Si la cible est morte, le joueur prend la carte, marque les PX sur le plateau central et les PI sur son plateau personnel et place 2 cartes trésors sur son tableau.</text:p>
      <text:p text:style-name="P8"/>
      <text:p text:style-name="P8"><text:span text:style-name="T5">Mort d'un personnage</text:span> : Si les points de vie d'un personnage tombent à 0, son personnage est mort. Il perd tous ses PI et autant de PX et les cartes monstres et trésors devant lui. Il retire tous ses jetons du tableau commun. Ses PV reviennent au maximum, la fatigue du Kastar revient à 1. Il recommence à jouer normalement au tour suivant.</text:p>
      <text:p text:style-name="P8"/>
      <text:p text:style-name="P8"/>
      <text:p text:style-name="P8"><text:soft-page-break/></text:p>
      <text:p text:style-name="P11">Marquer des px</text:p>
      <text:p text:style-name="P8"/>
      <text:p text:style-name="P8">L'expérience rapportée par un monstre dépend du joueur qui l'a tué. Les cartes monstre contiennent 3 nombres. Le premier nombre correspond aux px rapportés lorsque le joueur a entre 0 et 32 PX, Le deuxième lorsque le joueur a entre 33 et 64 PX et le dernier entre 65 et 96 PX.</text:p>
      <text:p text:style-name="P8">Le premier joueur qui obtient 96 PX gagne la partie.</text:p>
      <text:p text:style-name="P8"/>
      <text:p text:style-name="P6">Liste des actions</text:p>
      <text:p text:style-name="P7"/>
      <text:p text:style-name="P7">Actions communes</text:p>
      <text:p text:style-name="P8"/>
      <text:p text:style-name="P23"><text:span text:style-name="T1">Poser une carte : </text:span><text:span text:style-name="T3">Un joueur peut poser une carte de sa main. Si c’est un trésor, il le place à côté de sa feuille de personnage. Il ne peut avoir qu’une seule arme et une seule armure.</text:span></text:p>
      <text:p text:style-name="P23"><text:span text:style-name="T3">Si c'est un monstre, le joueur peut soit poser le monstre dans son tableau, c'est à dire devant sa feuille de personnage, soit dépenser </text:span><text:span text:style-name="T4">deux</text:span><text:span text:style-name="T3"> cartes action supplémentaire pour poser le monstre sur un emplacement libre du tableau commun, avec un jeton dessus.</text:span></text:p>
      <text:p text:style-name="P8"/>
      <text:p text:style-name="P12"><text:span text:style-name="T1">Attaque normale : </text:span><text:span text:style-name="T3">Il s’agit d’une attaque calculée avec les caractéristiques suivantes:</text:span></text:p>
      <text:p text:style-name="P8"><text:tab/></text:p>
      <text:p text:style-name="P8"><text:tab/>ATT = ATT + Bonus d'ATT</text:p>
      <text:p text:style-name="P8"><text:tab/>DEG = DEG + Bonus Critique + Bonus de DEG</text:p>
      <text:p text:style-name="P8"/>
      <text:p text:style-name="P8">Le bonus critique est appliqué si l’attaque est supérieure strictement à deux fois l’esquive et équivaut à deux fois les dégâts.</text:p>
      <text:p text:style-name="P8"/>
      <text:p text:style-name="P10">Ramasser un trésor (1 carte) : <text:span text:style-name="T7">Le joueur défausse une carte pour ramasser un trésor dans son tableau. </text:span></text:p>
      <text:p text:style-name="P10"/>
      <text:p text:style-name="P8"><text:span text:style-name="T5">Déplacement (3 cartes) : </text:span>permet de retirer un jeton du tableau commun.</text:p>
      <text:p text:style-name="P8"/>
      <text:p text:style-name="P8"><text:span text:style-name="T5">Faire des PX (2/4/6 cartes) :</text:span>Dépenser 2/4/6 cartes pour gagner 1/2/3 PX.</text:p>
      <text:p text:style-name="P8"/>
      <text:p text:style-name="P8"><text:span text:style-name="T5">Garder des cartes</text:span> : On peut réserver au maximum 6 cartes pour le tour suivant. Pour cela, on les pose dans la zone correspondante.</text:p>
      <text:p text:style-name="P4"/>
      <text:p text:style-name="P7">Action réservées</text:p>
      <text:p text:style-name="P8"/>
      <text:p text:style-name="P12"><text:span text:style-name="T1">Accélération du métabolisme (0 cartes) :</text:span><text:span text:style-name="T3"> Perdre des PV pour piocher des cartes action. Le nombre de PV à dépenser par carte est égal à la fatigue. Il n’y a pas de limite au nombre de cartes qu’on peut tirer.</text:span></text:p>
      <text:p text:style-name="P4"/>
      <text:p text:style-name="P12"><text:span text:style-name="T1">Vampirisme (4 cartes) : </text:span><text:span text:style-name="T3">Il s’agit d’une attaque dont les valeurs sont</text:span></text:p>
      <text:p text:style-name="P8"><text:tab/>ATT = 2/3 DEG +Bonus d'ATT</text:p>
      <text:p text:style-name="P8"><text:tab/>DEG = DEG + Bonus critique + Bonus de DEG</text:p>
      <text:p text:style-name="P8">En outre, un attaque produit une régénération dont le nombre de PV récupéré est indexé sur les dégâts.</text:p>
      <text:p text:style-name="P4"/>
      <text:p text:style-name="P12"><text:span text:style-name="T1">Botte secrète (2 cartes) : </text:span><text:span text:style-name="T3">Une attaque dont les valeurs sont:</text:span></text:p>
      <text:p text:style-name="P8"><text:tab/>ATT = ATT/2 + Bonus d'ATT /2</text:p>
      <text:p text:style-name="P8"><text:tab/>DEG = ATT/2 + Bonus de DEG /2</text:p>
      <text:p text:style-name="P4"/>
      <text:p text:style-name="P12"><text:span text:style-name="T1">Hypnotisme (4 cartes) : </text:span><text:span text:style-name="T3">Une cible hypnotisée voit son esquive réduite à 0 pour le tour, elle n’attaque pas, et son pouvoir n’est pas appliqué. </text:span></text:p>
      <text:p text:style-name="P4"/>
      <text:p text:style-name="P12"><text:soft-page-break/><text:span text:style-name="T1">Camouflage (2 cartes) : </text:span><text:span text:style-name="T2">Un joueur</text:span><text:span text:style-name="T1"> </text:span><text:span text:style-name="T3">camouflé ne pose pas de jeton sur le tableau commun. De plus, les cartes qui comportent un jeton du joueur ne sont pas déplacées lors de la phase événement. De plus, les monstres sans VlC n'attaquent pas.</text:span></text:p>
      <text:p text:style-name="P4"/>
      <text:p text:style-name="P12"><text:span text:style-name="T1">Projectile magique (4 cartes) : </text:span><text:span text:style-name="T3">Une attaque dont les valeurs sont:</text:span></text:p>
      <text:p text:style-name="P8"><text:tab/>ATT = VUE + Bonus d'ATT</text:p>
      <text:p text:style-name="P8"><text:tab/>DEG = VUE/2 + Bonus critique + BMM DEG</text:p>
      <text:p text:style-name="P8">Le projectile peut frapper n’importe quel monstre de n’importe quel joueur.</text:p>
      <text:p text:style-name="P4"/>
      <text:p text:style-name="P12"><text:span text:style-name="T1">Régénération accrue (2 cartes) : </text:span><text:span text:style-name="T3"><text:s/>Défausser des cartes actions pour récupérer des PV. 2 cartes donne 1PV + 1 Regen.</text:span></text:p>
      <text:p text:style-name="P4"/>
      <text:p text:style-name="P12"><text:span text:style-name="T1">Rafale psychique (4 cartes) : </text:span><text:span text:style-name="T3">Une attaque dont les valeurs sont:</text:span></text:p>
      <text:p text:style-name="P8"><text:tab/>ATT = Automatique</text:p>
      <text:p text:style-name="P8"><text:tab/>DEG = DEG + Bonus de Deg</text:p>
      <text:p text:style-name="P8"/>
      <text:p text:style-name="P7">Actions acquises</text:p>
      <text:p text:style-name="P8"/>
      <text:p text:style-name="P12"><text:span text:style-name="T1">Déplacement éclair :</text:span><text:span text:style-name="T3"> Le déplacement ne coûte que 2 cartes- Coût: 5 px</text:span></text:p>
      <text:p text:style-name="P8"/>
      <text:p text:style-name="P12"><text:span text:style-name="T1">Course (1 carte) :</text:span><text:span text:style-name="T3"> Poser un monstre dans le tableau commun ne coute que 2 cartes- Coût : 5 px</text:span></text:p>
      <text:p text:style-name="P8"/>
      <text:p text:style-name="P12"><text:span text:style-name="T1">Insulte (1 carte) : </text:span><text:span text:style-name="T2">Permet de poser un jeton sur un monstre. Si le monstre possède déjà un jeton, le joueur remplace le jeton par le sien –</text:span><text:span text:style-name="T3"> Coût : 5 px</text:span></text:p>
      <text:p text:style-name="P8"/>
      <text:p text:style-name="P12"><text:span text:style-name="T1">Attaque précise : </text:span><text:span text:style-name="T2">Défausser 1 ou 2 carte pour bénéficier d'un bonus d'attaque</text:span><text:span text:style-name="T1">.</text:span><text:span text:style-name="T2"> Le bonus est de 1, 2 ou 3 au niveau 1, 2 et 3, respectivement</text:span><text:span text:style-name="T3"> – Coût : 6, 9, 12 px</text:span></text:p>
      <text:p text:style-name="P8"/>
      <text:p text:style-name="P12"><text:span text:style-name="T1">Coup de butoir : </text:span><text:span text:style-name="T2">Défausser 1 ou 2 carte pour bénéficier d'un bonus de dégât</text:span><text:span text:style-name="T1">.</text:span><text:span text:style-name="T2"> Le bonus est de 1, 2 ou 3 au niveau 1, 2 et 3, respectivement</text:span><text:span text:style-name="T3"> – Coût : 6, 9, 12 px</text:span></text:p>
      <text:p text:style-name="P8"/>
      <text:p text:style-name="P12"><text:span text:style-name="T1">Charge : </text:span><text:span text:style-name="T2">Permet de déclencher une attaque normale sur un monstre du tableau commun, qui est alors ajouté au tableau du joueur –</text:span><text:span text:style-name="T3"> Coût :9 px</text:span></text:p>
      <text:p text:style-name="P8"/>
      <text:p text:style-name="P12"><text:span text:style-name="T1">Flash aveuglant (2 cartes) : </text:span><text:span text:style-name="T3">Ignore l’attaque et les pouvoirs d'un nombre de monstres égal à la vue.</text:span></text:p>
      <text:p text:style-name="P8"/>
      <text:p text:style-name="P12"><text:span text:style-name="T1">Vue troublée (2 cartes) : </text:span><text:span text:style-name="T2">P</text:span><text:span text:style-name="T3">ermet de défausser un monstre.</text:span></text:p>
      <text:p text:style-name="P8"/>
      <text:p text:style-name="P12"><text:span text:style-name="T1">Armure éthérée (variable) : </text:span><text:span text:style-name="T2">Permet de </text:span><text:span text:style-name="T3">défausser des cartes pour gagner des points d’armure - 1 carte pour 1 point.</text:span></text:p>
      <text:p text:style-name="P8"/>
      <text:p text:style-name="P12"><text:span text:style-name="T1">Télékinésie (1 carte) : </text:span><text:span text:style-name="T2">Permet de piocher une carte trésor tombée chez n'importe quel joueur ou sur le tableau commun.</text:span></text:p>
      <text:p text:style-name="P8"/>
      <text:p text:style-name="P12"><text:span text:style-name="T1">Invisibilité (3 cartes) : </text:span><text:span text:style-name="T2">Le joueur invisible ne pose pas de jeton, les monstres restent dans le tableau commun. De plus, l</text:span><text:span text:style-name="T3">es monstres sans VlC n’attaquent pas, leurs pouvoirs sont ignorés – Coût : 3 cartes.</text:span></text:p>
      <text:p text:style-name="P8"/>
      <text:p text:style-name="P12"><text:span text:style-name="T1">Téléportation : </text:span><text:span text:style-name="T2">Le joueur défausse son tableau. Il prend ensuite les monstres qu'il souhaite du tableau commun, qu'ils aient des jetons ou pas, et les ajoute à son tableau personnel</text:span><text:span text:style-name="T3"> – Coût : 6 cartes.</text:span></text:p>
      <text:p text:style-name="P8"/>
      <text:p text:style-name="P8"/>
      <text:p text:style-name="P8"/>
      <text:p text:style-name="P8"><text:soft-page-break/></text:p>
      <text:p text:style-name="P8"/>
      <text:p text:style-name="P11">Pourvoir des monstres</text:p>
      <text:p text:style-name="P11"/>
      <text:p text:style-name="P8">Immobile :le monstre peut être défaussé pour une carte</text:p>
      <text:p text:style-name="P8">Coup perforant : Ignore l'armure</text:p>
      <text:p text:style-name="P8">Drain :Chaque coup porté qui enlève au moins 1 pv rapporte un pv au monstre</text:p>
      <text:p text:style-name="P8">Souffle de feu : un point de vue enlevé à la fin de chaque tour</text:p>
      <text:p text:style-name="P8">Spore :Baisse la vue de 4 points</text:p>
      <text:p text:style-name="P8">Venin : Défausser une carte ou perdre 1PV</text:p>
      <text:p text:style-name="P8">Pétrification : Le monstre joue avant le joueur</text:p>
      <text:p text:style-name="P8">Constriction : Tous les monstres jouent avant le joueur</text:p>
      <text:p text:style-name="P8">Charme : Baisse l'attaque de 2</text:p>
      <text:p text:style-name="P8">Grignotage : Lorsque le monstre rejoint le tableau d'un joueur, il défausse une pièce d'équipement</text:p>
      <text:p text:style-name="P8">Aura de feu : 1pv enlevé à la fin de chaque tour, même lorsque le monstre est dans le tableau commun. Si le monstre n'a pas de jeton alors tous les joueurs perdent un pv.</text:p>
      <text:p text:style-name="P8">Attaque affaiblissante : Baisse les dégâts de 2</text:p>
      <text:p text:style-name="P8">Malédiction du chaos : à la mort du monstre, perdre 1 niveau de la caractéristique principale</text:p>
      <text:p text:style-name="P8">Attaque automatique : Bloque la régénération </text:p>
      <text:p text:style-name="P8">Appel : A chaque tour, le joueur retourne une carte action. Si c'est un monstre, il est ajouté au tableau. Sinon, la carte est défaussée.</text:p>
      <text:p text:style-name="P8"/>
      <text:p text:style-name="P6">FAQ</text:p>
      <text:p text:style-name="P8"/>
      <text:p text:style-name="P8">Tous les arrondis se font à l’inférieur.</text:p>
      <text:p text:style-name="P8">effet des pouvoirs :</text:p>
      <text:p text:style-name="P8">Coup perforant, Spore, Pétrification, Constriction, Charme, Attaque affaiblissante, attaque mentale, coup perforant : dès que la carte est posée</text:p>
      <text:p text:style-name="P8">Drain, Souffle de feu, Aura de feu, Appel : à la fin du tour du monstre</text:p>
      <text:p text:style-name="P8">Grignotage : 1 seule fois, lors de la pose de la carte</text:p>
      <text:p text:style-name="P8">malédiction du chaos : 1 seule fois, à la mort du monstre.</text:p>
      <text:p text:style-name="P8">Effet des potions :</text:p>
      <text:p text:style-name="P8">Potion de soin, toxine violente, voipurien : immédiat</text:p>
      <text:p text:style-name="P8">fertilité, bonne bouffe : tour en cours</text:p>
      <text:p text:style-name="P8">longue vue : phase 1 du tour suivant</text:p>
      <text:p text:style-name="P8"/>
      <text:p text:style-name="P8"/>
      <text:p text:style-name="P20">Liste des pouvoirs de monstres :</text:p>
      <text:p text:style-name="P20">Immobile : Le monstre peut être renvoyé pour une carte</text:p>
      <text:p text:style-name="P20">Coup perforant : Ignore l’armure</text:p>
      <text:p text:style-name="P20">Drain : Chaque coup porté rapporte 1 point de vie</text:p>
      <text:p text:style-name="P21"><text:span text:style-name="T8">Souffle de feu : </text:span><text:span text:style-name="T9">Un point de vie enlevé à la fin de chaque tour</text:span></text:p>
      <text:p text:style-name="P20">Spore : Baisse la vue de N</text:p>
      <text:p text:style-name="P20">Venin : Perdre 1 PV ou défausser une carte</text:p>
      <text:p text:style-name="P20">Pétrification : Le monstre joue avant le joueur</text:p>
      <text:p text:style-name="P20">Constriction : Tous les monstres du tableau jouent avant le joueur</text:p>
      <text:p text:style-name="P21"><text:span text:style-name="T8">Charme : </text:span><text:span text:style-name="T9">Baisse l’attaque de 1</text:span></text:p>
      <text:p text:style-name="P20">Grignotage : Défausse une pièce d’équipement</text:p>
      <text:p text:style-name="P20">Aura de feu : 1 PV enlevé à la fin de chaque tour, même quand le monstre est dans le tableau commun</text:p>
      <text:p text:style-name="P20">Attaque affaiblissante : Baisse les dégâts de 1</text:p>
      <text:p text:style-name="P20">Malédiction du chaos : Baisse l'attaque et les dégâts de 1</text:p>
      <text:p text:style-name="P20">Attaque mentale : Bloque la régénération</text:p>
      <text:p text:style-name="P20">Appel : A chaque tour, le joueur retourne une carte. Si c’est un monstre, il est ajouté au tableau du jou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1" svg:font-family="Helvetica"/>
    <style:font-face style:name="OpenSymbol" svg:font-family="OpenSymbol"/>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8T11:47:54</meta:creation-date>
    <dc:date>2015-10-29T20:09:25</dc:date>
    <meta:editing-duration>P1DT14H50M40S</meta:editing-duration>
    <meta:editing-cycles>115</meta:editing-cycles>
    <meta:generator>OpenOffice/4.1.1$Unix OpenOffice.org_project/411m6$Build-9775</meta:generator>
    <meta:document-statistic meta:table-count="0" meta:image-count="0" meta:object-count="0" meta:page-count="5" meta:paragraph-count="145" meta:word-count="2168" meta:character-count="11933"/>
  </office:meta>
</office:document-meta>
</file>